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8000001CC613A313FE992E534.jpg" manifest:media-type="image/jpeg"/>
  <manifest:file-entry manifest:full-path="Pictures/10000201000003D6000000B6CA826438695AC7D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5.997cm, -0.164cm, 6.158cm)" draw:image-opacity="100%" style:mirror="none"/>
    </style:style>
    <style:style style:name="gr4" style:family="graphic" style:parent-style-name="standard">
      <style:graphic-properties draw:fill="solid" draw:fill-color="#ffffff" draw:opacity="60%" draw:textarea-horizontal-align="justify" draw:textarea-vertical-align="middle" draw:auto-grow-height="false" fo:min-height="20.75cm" fo:min-width="29.2cm" draw:shadow-opacity="60%"/>
    </style:style>
    <style:style style:name="P1" style:family="paragraph">
      <loext:graphic-properties draw:fill="none"/>
      <style:paragraph-properties fo:margin-left="-1cm" fo:margin-right="0cm" fo:text-align="center" fo:text-indent="1cm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 draw:opacity="60%"/>
      <style:paragraph-properties fo:margin-left="-1cm" fo:margin-right="0cm" fo:text-align="center" fo:text-indent="1cm"/>
    </style:style>
  </office:automatic-styles>
  <office:body>
    <office:drawing>
      <draw:page draw:name="page1" draw:style-name="dp1" draw:master-page-name="標準">
        <draw:line draw:style-name="gr1" draw:text-style-name="P1" draw:layer="measurelines" svg:x1="14.85cm" svg:y1="0cm" svg:x2="14.85cm" svg:y2="21cm">
          <text:p/>
        </draw:line>
        <draw:line draw:style-name="gr1" draw:text-style-name="P1" draw:layer="measurelines" svg:x1="22.28cm" svg:y1="0cm" svg:x2="22.28cm" svg:y2="21cm">
          <text:p/>
        </draw:line>
        <draw:line draw:style-name="gr1" draw:text-style-name="P1" draw:layer="measurelines" svg:x1="7.43cm" svg:y1="0cm" svg:x2="7.43cm" svg:y2="21cm">
          <text:p/>
        </draw:line>
        <draw:frame draw:style-name="gr2" draw:text-style-name="P2" draw:layer="measurelines" svg:width="11.1cm" svg:height="7.3cm" draw:transform="rotate (1.5707963267949) translate (7.5cm 11.2cm)">
          <draw:image xlink:href="Pictures/10000000000002A8000001CC613A313FE992E534.jpg" xlink:type="simple" xlink:show="embed" xlink:actuate="onLoad">
            <text:p/>
          </draw:image>
        </draw:frame>
        <draw:frame draw:style-name="gr2" draw:text-style-name="P2" draw:layer="measurelines" svg:width="11.1cm" svg:height="7.3cm" draw:transform="rotate (1.5707963267949) translate (14.9cm 21cm)">
          <draw:image xlink:href="Pictures/10000000000002A8000001CC613A313FE992E534.jpg" xlink:type="simple" xlink:show="embed" xlink:actuate="onLoad">
            <text:p/>
          </draw:image>
        </draw:frame>
        <draw:frame draw:style-name="gr2" draw:text-style-name="P2" draw:layer="measurelines" svg:width="11.1cm" svg:height="7.3cm" draw:transform="rotate (1.5707963267949) translate (7.5cm 21cm)">
          <draw:image xlink:href="Pictures/10000000000002A8000001CC613A313FE992E534.jpg" xlink:type="simple" xlink:show="embed" xlink:actuate="onLoad">
            <text:p/>
          </draw:image>
        </draw:frame>
        <draw:frame draw:style-name="gr3" draw:text-style-name="P2" draw:layer="measurelines" svg:width="3.599cm" svg:height="7.399cm" draw:transform="rotate (1.5707963267949) translate (7.501cm 12.2cm)">
          <draw:image xlink:href="Pictures/10000000000002A8000001CC613A313FE992E534.jpg" xlink:type="simple" xlink:show="embed" xlink:actuate="onLoad">
            <text:p/>
          </draw:image>
        </draw:frame>
        <draw:frame draw:style-name="gr2" draw:text-style-name="P2" draw:layer="measurelines" svg:width="11.1cm" svg:height="7.3cm" draw:transform="rotate (1.5707963267949) translate (14.9cm 11.2cm)">
          <draw:image xlink:href="Pictures/10000000000002A8000001CC613A313FE992E534.jpg" xlink:type="simple" xlink:show="embed" xlink:actuate="onLoad">
            <text:p/>
          </draw:image>
        </draw:frame>
        <draw:frame draw:style-name="gr3" draw:text-style-name="P2" draw:layer="measurelines" svg:width="3.599cm" svg:height="7.399cm" draw:transform="rotate (1.5707963267949) translate (14.9cm 12.3cm)">
          <draw:image xlink:href="Pictures/10000000000002A8000001CC613A313FE992E534.jpg" xlink:type="simple" xlink:show="embed" xlink:actuate="onLoad">
            <text:p/>
          </draw:image>
        </draw:frame>
        <draw:frame draw:style-name="gr2" draw:text-style-name="P2" draw:layer="measurelines" svg:width="3.6cm" svg:height="0.667cm" draw:transform="rotate (1.5707963267949) translate (20.9cm 4.6cm)">
          <draw:image xlink:href="Pictures/10000201000003D6000000B6CA826438695AC7DE.png" xlink:type="simple" xlink:show="embed" xlink:actuate="onLoad">
            <text:p/>
          </draw:image>
        </draw:frame>
        <draw:frame draw:style-name="gr2" draw:text-style-name="P2" draw:layer="measurelines" svg:width="3.6cm" svg:height="0.667cm" draw:transform="rotate (-1.5707963267949) translate (8.793cm 16.591cm)">
          <draw:image xlink:href="Pictures/10000201000003D6000000B6CA826438695AC7DE.png" xlink:type="simple" xlink:show="embed" xlink:actuate="onLoad">
            <text:p/>
          </draw:image>
        </draw:frame>
        <draw:custom-shape draw:style-name="gr4" draw:text-style-name="P3" draw:layer="measurelines" svg:width="29.7cm" svg:height="21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16:50:13.675000000</meta:creation-date>
    <meta:print-date>2019-03-06T18:06:50.236000000</meta:print-date>
    <dc:date>2019-03-06T18:08:36.924000000</dc:date>
    <meta:editing-duration>PT4M10S</meta:editing-duration>
    <meta:editing-cycles>1</meta:editing-cycles>
    <meta:document-statistic meta:object-count="12"/>
    <meta:generator>LibreOffice/5.4.5.1$Windows_X86_64 LibreOffice_project/79c9829dd5d8054ec39a82dc51cd9eff340dbee8</meta:generator>
  </office:meta>
</office:document-meta>
</file>